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14b0" officeooo:paragraph-rsid="001914b0"/>
    </style:style>
    <style:style style:name="P2" style:family="paragraph" style:parent-style-name="Standard" style:list-style-name="L1">
      <style:text-properties officeooo:rsid="001914b0" officeooo:paragraph-rsid="001914b0"/>
    </style:style>
    <style:style style:name="P3" style:family="paragraph" style:parent-style-name="Standard" style:list-style-name="L2">
      <style:text-properties officeooo:rsid="001914b0" officeooo:paragraph-rsid="001914b0"/>
    </style:style>
    <style:style style:name="P4" style:family="paragraph" style:parent-style-name="Standard" style:list-style-name="L4">
      <style:text-properties officeooo:rsid="001914b0" officeooo:paragraph-rsid="001914b0"/>
    </style:style>
    <style:style style:name="P5" style:family="paragraph" style:parent-style-name="Standard">
      <style:text-properties officeooo:paragraph-rsid="001914b0"/>
    </style:style>
    <style:style style:name="P6" style:family="paragraph" style:parent-style-name="Standard">
      <style:text-properties officeooo:rsid="0019842d" officeooo:paragraph-rsid="0019842d"/>
    </style:style>
    <style:style style:name="P7" style:family="paragraph" style:parent-style-name="Standard" style:list-style-name="L5">
      <style:text-properties officeooo:rsid="0019842d" officeooo:paragraph-rsid="0019842d"/>
    </style:style>
    <style:style style:name="P8" style:family="paragraph" style:parent-style-name="Standard" style:list-style-name="L6">
      <style:text-properties officeooo:rsid="0019842d" officeooo:paragraph-rsid="0019842d"/>
    </style:style>
    <style:style style:name="P9" style:family="paragraph" style:parent-style-name="Standard">
      <style:text-properties officeooo:rsid="001a9315" officeooo:paragraph-rsid="001a9315"/>
    </style:style>
    <style:style style:name="P10" style:family="paragraph" style:parent-style-name="Standard" style:list-style-name="L7">
      <style:text-properties officeooo:rsid="001a9315" officeooo:paragraph-rsid="001a9315"/>
    </style:style>
    <style:style style:name="P11" style:family="paragraph" style:parent-style-name="Standard" style:list-style-name="L8">
      <style:text-properties officeooo:rsid="001a9315" officeooo:paragraph-rsid="001a9315"/>
    </style:style>
    <style:style style:name="P12" style:family="paragraph" style:parent-style-name="Standard" style:list-style-name="L9">
      <style:text-properties officeooo:rsid="001a9315" officeooo:paragraph-rsid="001a9315"/>
    </style:style>
    <style:style style:name="P13" style:family="paragraph" style:parent-style-name="Standard" style:list-style-name="L10">
      <style:text-properties officeooo:rsid="001a9315" officeooo:paragraph-rsid="001a9315"/>
    </style:style>
    <style:style style:name="T1" style:family="text">
      <style:text-properties officeooo:rsid="001914b0"/>
    </style:style>
    <style:style style:name="T2" style:family="text">
      <style:text-properties officeooo:rsid="001a93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Proposal:</text:p>
      <text:p text:style-name="P1"/>
      <text:p text:style-name="P1">Project Title:</text:p>
      <text:p text:style-name="P1"/>
      <text:p text:style-name="P5"><text:span text:style-name="T1">Bike Sharing System</text:span></text:p>
      <text:list xml:id="list2984581082" text:style-name="L1">
        <text:list-item>
          <text:p text:style-name="P2">What is this buisness about?</text:p>
        </text:list-item>
        <text:list-item>
          <text:p text:style-name="P2">What kind of systems are there for bike sharing?</text:p>
        </text:list-item>
      </text:list>
      <text:p text:style-name="P1"/>
      <text:p text:style-name="P1">Problem Statement and Business Use case:</text:p>
      <text:list xml:id="list306721627" text:style-name="L2">
        <text:list-item>
          <text:p text:style-name="P3">What is the problem you’re solving?</text:p>
        </text:list-item>
        <text:list-item>
          <text:p text:style-name="P3">What is the business prespctive?</text:p>
        </text:list-item>
      </text:list>
      <text:p text:style-name="P1"/>
      <text:p text:style-name="P1">Data Science WorkFlow:</text:p>
      <text:p text:style-name="P1"/>
      <text:p text:style-name="P1">1. We want to measure the count of bike shared on a given day based on weather conditions and other factors.</text:p>
      <text:p text:style-name="P1">The data provided has factors like:</text:p>
      <text:list xml:id="list901830080" text:style-name="L4">
        <text:list-item>
          <text:p text:style-name="P4">a</text:p>
        </text:list-item>
        <text:list-item>
          <text:p text:style-name="P4">b</text:p>
        </text:list-item>
        <text:list-item>
          <text:p text:style-name="P4">c</text:p>
        </text:list-item>
        <text:list-item>
          <text:p text:style-name="P4">d</text:p>
        </text:list-item>
        <text:list-item>
          <text:p text:style-name="P4">e</text:p>
        </text:list-item>
      </text:list>
      <text:p text:style-name="P1">and we want to predict count.</text:p>
      <text:p text:style-name="P1"/>
      <text:p text:style-name="P1">2. Data shared with us is collected over a span of two years across different seasons.</text:p>
      <text:p text:style-name="P6">You want to build multiple linear regression <text:s/>model to predict demand .</text:p>
      <text:p text:style-name="P6"/>
      <text:p text:style-name="P6">We want to analyze the different factor and understand which factor would be <text:s/>impact bike demands.</text:p>
      <text:p text:style-name="P6"/>
      <text:p text:style-name="P6">3. First solution is to identify which factors are important in describing bike demands.</text:p>
      <text:p text:style-name="P6">Second solution want to deliver is to build a model to predict demand in future based on these attributes .</text:p>
      <text:p text:style-name="P6"/>
      <text:p text:style-name="P6">4. List down some EDA questions :</text:p>
      <text:list xml:id="list2407711680" text:style-name="L5">
        <text:list-item>
          <text:p text:style-name="P7">1</text:p>
        </text:list-item>
        <text:list-item>
          <text:p text:style-name="P7">2</text:p>
        </text:list-item>
        <text:list-item>
          <text:p text:style-name="P7">3</text:p>
        </text:list-item>
        <text:list-item>
          <text:p text:style-name="P7">4</text:p>
        </text:list-item>
        <text:list-item>
          <text:p text:style-name="P7">etc.</text:p>
        </text:list-item>
      </text:list>
      <text:p text:style-name="P6">5. Descriptive analytics</text:p>
      <text:list xml:id="list2049992860" text:style-name="L6">
        <text:list-item>
          <text:p text:style-name="P8">insights</text:p>
        </text:list-item>
      </text:list>
      <text:p text:style-name="P6"><text:s text:c="5"/>Diagnotic analysis</text:p>
      <text:p text:style-name="P6">Predictive analytics</text:p>
      <text:p text:style-name="P6">Prescriptive analytics</text:p>
      <text:p text:style-name="P6"/>
      <text:p text:style-name="P6">6. <text:span text:style-name="T2">This will help to increase revenue provide better services to customer and reduce and sales loss.</text:span></text:p>
      <text:p text:style-name="P9">7. Customers and Revenue stream will be impacted.</text:p>
      <text:p text:style-name="P9"/>
      <text:p text:style-name="P9"/>
      <text:p text:style-name="P9"/>
      <text:p text:style-name="P9"/>
      <text:p text:style-name="P9"><text:soft-page-break/>Data Collection:</text:p>
      <text:list xml:id="list365534181" text:style-name="L7">
        <text:list-item>
          <text:p text:style-name="P10">dataset </text:p>
        </text:list-item>
        <text:list-item>
          <text:p text:style-name="P10">schema what kind of fields it has and the variable .</text:p>
        </text:list-item>
        <text:list-item>
          <text:p text:style-name="P10">Size of data</text:p>
        </text:list-item>
        <text:list-item>
          <text:p text:style-name="P10">file is csv</text:p>
        </text:list-item>
        <text:list-item>
          <text:p text:style-name="P10">data dictionary</text:p>
        </text:list-item>
      </text:list>
      <text:p text:style-name="P9"/>
      <text:p text:style-name="P9">Data Preprocessing, Preparation and Feature Engineering:</text:p>
      <text:p text:style-name="P9"/>
      <text:list xml:id="list1393987717" text:style-name="L8">
        <text:list-item>
          <text:p text:style-name="P11">Identifying data quality</text:p>
          <text:list>
            <text:list-item>
              <text:p text:style-name="P11">Check for data inconsistency, all data types are correct and no encoding issues.</text:p>
            </text:list-item>
          </text:list>
        </text:list-item>
        <text:list-item>
          <text:p text:style-name="P11">Handle Missing Values</text:p>
        </text:list-item>
        <text:list-item>
          <text:p text:style-name="P11">Treating categorical Values</text:p>
        </text:list-item>
        <text:list-item>
          <text:p text:style-name="P11">Treating outlier</text:p>
        </text:list-item>
        <text:list-item>
          <text:p text:style-name="P11">Do scaling</text:p>
        </text:list-item>
        <text:list-item>
          <text:p text:style-name="P11">Feature engineering</text:p>
        </text:list-item>
      </text:list>
      <text:p text:style-name="P9"/>
      <text:p text:style-name="P9">Machine Learning and Model selection:</text:p>
      <text:list xml:id="list2714342674" text:style-name="L9">
        <text:list-item>
          <text:p text:style-name="P12">Multiple linear regression model</text:p>
        </text:list-item>
        <text:list-item>
          <text:p text:style-name="P12">ridge regression, lasso regression, stocastic gradient regressor.</text:p>
        </text:list-item>
      </text:list>
      <text:p text:style-name="P9"/>
      <text:p text:style-name="P9">Model persistence:</text:p>
      <text:list xml:id="list2696251003" text:style-name="L10">
        <text:list-item>
          <text:p text:style-name="P13">Building an API to expose the model to predict for future inputs.</text:p>
        </text:list-item>
        <text:list-item>
          <text:p text:style-name="P13">Deployment on local machine(Ngrok and Flask)</text:p>
        </text:list-item>
        <text:list-item>
          <text:p text:style-name="P13">Cloud AWS , GCP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4T18:12:29.098282411</meta:creation-date>
    <meta:generator>LibreOffice/6.0.7.3$Linux_X86_64 LibreOffice_project/00m0$Build-3</meta:generator>
    <dc:date>2021-10-24T18:43:17.773130577</dc:date>
    <meta:editing-duration>PT8M37S</meta:editing-duration>
    <meta:editing-cycles>1</meta:editing-cycles>
    <meta:document-statistic meta:table-count="0" meta:image-count="0" meta:object-count="0" meta:page-count="2" meta:paragraph-count="56" meta:word-count="332" meta:character-count="1844" meta:non-whitespace-character-count="1592"/>
  </office:meta>
</office:document-meta>
</file>